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f6e0" officeooo:paragraph-rsid="001fdd8b"/>
    </style:style>
    <style:style style:name="P2" style:family="paragraph" style:parent-style-name="Standard">
      <style:text-properties officeooo:rsid="001df6e0" officeooo:paragraph-rsid="0022637c"/>
    </style:style>
    <style:style style:name="P3" style:family="paragraph" style:parent-style-name="Standard">
      <style:text-properties officeooo:rsid="001fdd8b" officeooo:paragraph-rsid="001fdd8b"/>
    </style:style>
    <style:style style:name="P4" style:family="paragraph" style:parent-style-name="Standard">
      <style:text-properties officeooo:rsid="001fdd8b" officeooo:paragraph-rsid="0021badb"/>
    </style:style>
    <style:style style:name="P5" style:family="paragraph" style:parent-style-name="Standard">
      <style:text-properties officeooo:rsid="00225a82" officeooo:paragraph-rsid="001fdd8b"/>
    </style:style>
    <style:style style:name="P6" style:family="paragraph" style:parent-style-name="Standard">
      <style:text-properties officeooo:rsid="00225a82" officeooo:paragraph-rsid="0022637c"/>
    </style:style>
    <style:style style:name="P7" style:family="paragraph" style:parent-style-name="Standard">
      <style:text-properties officeooo:rsid="0021badb" officeooo:paragraph-rsid="0021badb"/>
    </style:style>
    <style:style style:name="T1" style:family="text">
      <style:text-properties officeooo:rsid="0021badb"/>
    </style:style>
    <style:style style:name="T2" style:family="text">
      <style:text-properties officeooo:rsid="00225a82"/>
    </style:style>
    <style:style style:name="T3" style:family="text">
      <style:text-properties officeooo:rsid="0022637c"/>
    </style:style>
    <style:style style:name="T4" style:family="text">
      <style:text-properties officeooo:rsid="0023733e"/>
    </style:style>
    <style:style style:name="T5" style:family="text">
      <style:text-properties officeooo:rsid="0023e08a"/>
    </style:style>
    <style:style style:name="T6" style:family="text">
      <style:text-properties officeooo:rsid="00249bc1"/>
    </style:style>
    <style:style style:name="T7" style:family="text">
      <style:text-properties officeooo:rsid="0024f074"/>
    </style:style>
    <style:style style:name="T8" style:family="text">
      <style:text-properties officeooo:rsid="0025fb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EFragSLR</text:span> was developed by: </text:p>
      <text:p text:style-name="P4"><text:tab/>John H. Goettsche </text:p>
      <text:p text:style-name="P4"><text:tab/>under the direction of Dr. Clinton Jeffery </text:p>
      <text:p text:style-name="P7"><text:tab/>University of Idaho</text:p>
      <text:p text:style-name="P4"><text:tab/><text:span text:style-name="T1">College of Engineering</text:span></text:p>
      <text:p text:style-name="P4"><text:tab/><text:span text:style-name="T1">Computer Science Deptartment</text:span></text:p>
      <text:p text:style-name="P3"/>
      <text:p text:style-name="P3">Th<text:span text:style-name="T2">is</text:span> tool reads <text:span text:style-name="T2">the following files generated by yscanner:</text:span></text:p>
      <text:p text:style-name="P3"/>
      <text:p text:style-name="P3">filename.raw:<text:tab/>an ascii file containing the raw grammar with one token or symbol on each line. <text:s/></text:p>
      <text:p text:style-name="P3">filename.nt:<text:tab/>an ascii file containing a list of all the non-terminals</text:p>
      <text:p text:style-name="P3">filename.t:<text:tab/>an ascii file containing a list of all the terminals</text:p>
      <text:p text:style-name="P4">filename.tk:<text:tab/>an ascii file containing a list of all the tokens and a default pattern for the token <text:span text:style-name="T1">as <text:tab/><text:tab/><text:tab/>follows:</text:span></text:p>
      <text:p text:style-name="P4"><text:tab/><text:tab/><text:tab/><text:span text:style-name="T1">TOKEN<text:tab/><text:tab/>#TOKEN</text:span> <text:s/></text:p>
      <text:p text:style-name="P4"><text:tab/><text:tab/>Each line of this file should be edited by the user <text:span text:style-name="T2">prior to execution. <text:s/>The #TOKEN <text:tab/><text:tab/><text:tab/>should be edited to the desired </text:span>token pattern. <text:s/></text:p>
      <text:p text:style-name="P3"/>
      <text:p text:style-name="P3">All these files are <text:span text:style-name="T2">required and the tool will not run without them.</text:span> </text:p>
      <text:p text:style-name="P3"/>
      <text:p text:style-name="P6">This tool disects the grammar contained in the .raw file to generate a list of production rules for the grammar. <text:s/>Then it creates the items and states for an SLR parser and calculates an LR parsing table as described in the 'Dragon Book' or "Compilers - Principles, Techniques, and Tools" by Alfred V. Aho, Ravi Sethi and Jeffery D. Ullman. <text:s/>Analyzes each state to determines a chain of inputs required to reach the state along with the acceptable and unacceptable inputs for it. <text:s/>From this analysis a list of possible error snippets are generated and reported in the Merr format.</text:p>
      <text:p text:style-name="P3"/>
      <text:p text:style-name="P3">Execution:</text:p>
      <text:p text:style-name="P1"><text:tab/><text:span text:style-name="T2">EFragSLR [-options] sourceFile.y</text:span></text:p>
      <text:p text:style-name="P1"/>
      <text:p text:style-name="P3">Options:</text:p>
      <text:p text:style-name="P1"><text:tab/>-<text:span text:style-name="T3">p<text:tab/>displays the production rules, creates .p file with the -o option</text:span></text:p>
      <text:p text:style-name="P1"><text:tab/>-<text:span text:style-name="T3">s<text:tab/>displays the states, creates .st file with the -o option</text:span></text:p>
      <text:p text:style-name="P2"><text:tab/>-<text:span text:style-name="T3">a<text:tab/>displays the actions: accept, shift/goto, reduce, creates .an file with the -o option</text:span></text:p>
      <text:p text:style-name="P2"><text:tab/>-<text:span text:style-name="T6">c<text:tab/>displays the most direct chain of token inputs that lead to each state, creates .ch file with <text:tab/><text:tab/>the -o option</text:span></text:p>
      <text:p text:style-name="P2"><text:tab/>-<text:span text:style-name="T7">l<text:tab/>displays the most direct snippet that lead to each state, creates .sn file with the -o option</text:span></text:p>
      <text:p text:style-name="P2"><text:tab/>-<text:span text:style-name="T6">C<text:tab/>displays direct chains of token inputs that lead to each state, creates .chs file with -o <text:tab/><text:tab/><text:tab/>option</text:span></text:p>
      <text:p text:style-name="P2"><text:tab/>-<text:span text:style-name="T4">x<text:tab/>displays the unacceptable inputs for every state, creates .un file with the -o option</text:span></text:p>
      <text:p text:style-name="P2"><text:tab/>-<text:span text:style-name="T4">y<text:tab/>displays the acceptable inputs for every state, creates .ac file with the -o option</text:span></text:p>
      <text:p text:style-name="P2"><text:tab/>-<text:span text:style-name="T7">e<text:tab/>displays possible error snippets, creates .e file with the -o option</text:span></text:p>
      <text:p text:style-name="P2"><text:tab/>-<text:span text:style-name="T8">m<text:tab/>displays possible error snippets in Merr format, creates .err file with the -o option</text:span></text:p>
      <text:p text:style-name="P2"/>
      <text:p text:style-name="P2"><text:tab/>-<text:span text:style-name="T5">o<text:tab/>outputs each selected option to a designated ascii file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16:26:23.520000000</meta:creation-date>
    <meta:editing-duration>P0D</meta:editing-duration>
    <meta:editing-cycles>2</meta:editing-cycles>
    <meta:generator>LibreOffice/4.2.4.2$Windows_x86 LibreOffice_project/63150712c6d317d27ce2db16eb94c2f3d7b699f8</meta:generator>
    <dc:date>2014-08-25T16:28:31.291000000</dc:date>
    <meta:document-statistic meta:table-count="0" meta:image-count="0" meta:object-count="0" meta:page-count="1" meta:paragraph-count="29" meta:word-count="395" meta:character-count="2343" meta:non-whitespace-character-count="1929"/>
  </office:meta>
</office:document-meta>
</file>